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95cm" fo:min-width="5.1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95cm" fo:min-width="5.1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5cm" fo:min-width="5.1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7.65cm" fo:min-width="5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measure">
      <style:graphic-properties draw:textarea-vertical-align="middle" draw:line-distance="0.5cm"/>
    </style:style>
    <style:style style:name="gr11" style:family="graphic" style:parent-style-name="measure">
      <style:graphic-properties draw:textarea-vertical-align="middle" draw:line-distance="1.4cm"/>
    </style:style>
    <style:style style:name="gr12" style:family="graphic" style:parent-style-name="measure">
      <style:graphic-properties draw:textarea-vertical-align="middle" draw:line-distance="0.9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1.95cm" fo:min-width="5.1cm"/>
    </style:style>
    <style:style style:name="gr15" style:family="graphic" style:parent-style-name="standard">
      <style:graphic-properties draw:fill-color="#99ff66" draw:textarea-horizontal-align="justify" draw:textarea-vertical-align="middle" draw:auto-grow-height="false" fo:min-height="1.95cm" fo:min-width="5.1cm"/>
    </style:style>
    <style:style style:name="gr16" style:family="graphic" style:parent-style-name="standard">
      <style:graphic-properties draw:fill-color="#99ff66" draw:textarea-horizontal-align="justify" draw:textarea-vertical-align="middle" draw:auto-grow-height="false" fo:min-height="1.05cm" fo:min-width="5.1cm"/>
    </style:style>
    <style:style style:name="gr17" style:family="graphic" style:parent-style-name="standard">
      <style:graphic-properties draw:fill-color="#99ff66" draw:textarea-horizontal-align="justify" draw:textarea-vertical-align="middle" draw:auto-grow-height="false" fo:min-height="7.65cm" fo:min-width="5.1cm"/>
    </style:style>
    <style:style style:name="gr18" style:family="graphic" style:parent-style-name="measure">
      <style:graphic-properties draw:textarea-vertical-align="middle" draw:line-distance="0.889cm"/>
    </style:style>
    <style:style style:name="gr19" style:family="graphic" style:parent-style-name="objectwithoutfill">
      <style:graphic-properties draw:stroke="dash" draw:stroke-dash="Ultrafine_20_2_20_Dots_20_3_20_Dashes"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.95cm" fo:min-width="2.294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.95cm" fo:min-width="2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dddddd"/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99ff66"/>
      <style:paragraph-properties fo:text-align="center"/>
    </style:style>
    <style:style style:name="P13" style:family="paragraph">
      <loext:graphic-properties draw:fill-color="#99ff66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-color="#99ff66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justify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://www.pgcomp.ula.ve/" xlink:type="simple">http://www.pgcomp.ula.ve</text:a>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ostgrado en Computación de la Universidad de Los Andes en Venezuela</text:p>
          </draw:text-box>
        </draw:frame>
        <draw:frame draw:style-name="gr1" draw:text-style-name="P2" draw:layer="layout" svg:width="10.37cm" svg:height="0.963cm" svg:x="9cm" svg:y="18.8cm">
          <draw:text-box>
            <text:p><text:a xlink:href="https://github.com/ULAnux/pgcomp" xlink:type="simple">https://github.com/ULAnux/pgcomp</text:a>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estría en Computación (1999)</text:p>
          </draw:text-box>
        </draw:frame>
        <draw:custom-shape draw:style-name="gr3" draw:text-style-name="P4" draw:layer="layout" svg:width="5.6cm" svg:height="2.2cm" svg:x="2.7cm" svg:y="7.3cm">
          <text:p text:style-name="P3"><text:span text:style-name="T1">Lógica y Matemáticas para Computac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2.2cm" svg:x="2.7cm" svg:y="9.5cm">
          <text:p text:style-name="P3"><text:span text:style-name="T1">Análisis y Diseño de Algoritm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2.2cm" svg:x="8.3cm" svg:y="7.3cm">
          <text:p text:style-name="P3"><text:span text:style-name="T2">Teoría de la Computación y Lenguajes Form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2.2cm" svg:x="8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2.2cm" svg:x="8.3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2.2cm" svg:x="13.9cm" svg:y="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2.2cm" svg:x="13.9cm" svg:y="9.5cm">
          <text:p text:style-name="P3"><text:span text:style-name="T1">Seminario de Nuevas Tecnología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1.3cm" svg:x="13.9cm" svg:y="11.7cm">
          <text:p text:style-name="P3"><text:span text:style-name="T3">Investigación Dirigida (2 UC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6cm" svg:height="7.9cm" svg:x="19.5cm" svg:y="7.3cm">
          <text:p text:style-name="P3"><text:span text:style-name="T4">Trabajo de Grado</text:span></text:p>
          <text:p text:style-name="P3"><text:span text:style-name="T4">(tesi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2.2cm" svg:x="2.7cm" svg:y="11.7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0.962cm" svg:x="4.2cm" svg:y="5.838cm">
          <draw:text-box>
            <text:p>Sem B</text:p>
          </draw:text-box>
        </draw:frame>
        <draw:frame draw:style-name="gr7" draw:text-style-name="P9" draw:layer="layout" svg:width="2.6cm" svg:height="0.962cm" svg:x="15.2cm" svg:y="5.838cm">
          <draw:text-box>
            <text:p>Sem B</text:p>
          </draw:text-box>
        </draw:frame>
        <draw:frame draw:style-name="gr7" draw:text-style-name="P9" draw:layer="layout" svg:width="2.6cm" svg:height="0.962cm" svg:x="9.6cm" svg:y="5.838cm">
          <draw:text-box>
            <text:p>Sem A</text:p>
          </draw:text-box>
        </draw:frame>
        <draw:frame draw:style-name="gr7" draw:text-style-name="P9" draw:layer="layout" svg:width="2.6cm" svg:height="0.962cm" svg:x="21.2cm" svg:y="5.8cm">
          <draw:text-box>
            <text:p>Sem A</text:p>
          </draw:text-box>
        </draw:frame>
        <draw:line draw:style-name="gr8" draw:text-style-name="P10" draw:layer="layout" svg:x1="2.7cm" svg:y1="13.9cm" svg:x2="2.7cm" svg:y2="15.6cm">
          <text:p/>
        </draw:line>
        <draw:line draw:style-name="gr8" draw:text-style-name="P10" draw:layer="layout" svg:x1="8.3cm" svg:y1="13.9cm" svg:x2="8.3cm" svg:y2="15.6cm">
          <text:p/>
        </draw:line>
        <draw:measure draw:style-name="gr9" draw:text-style-name="P3" draw:layer="measurelines" svg:x1="2.7cm" svg:y1="15.9cm" svg:x2="8.3cm" svg:y2="15.9cm">
          <text:p text:style-name="P11"><text:span text:style-name="T5">64 h = 4 UC</text:span></text:p>
        </draw:measur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plomados (Diploma Superior)</text:p>
          </draw:text-box>
        </draw:frame>
        <draw:custom-shape draw:style-name="gr3" draw:text-style-name="P4" draw:layer="layout" svg:width="5.6cm" svg:height="2.2cm" svg:x="2.7cm" svg:y="7.3cm">
          <text:p text:style-name="P3"><text:span text:style-name="T1">Lógica y Matemáticas para Computac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2.2cm" svg:x="13.9cm" svg:y="7.3cm">
          <text:p text:style-name="P3"><text:span text:style-name="T1">Análisis y Diseño de Algoritm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2.2cm" svg:x="8.3cm" svg:y="7.3cm">
          <text:p text:style-name="P3"><text:span text:style-name="T2">Teoría de la Computación y Lenguajes Formales</text:span></text:p>
          <draw:enhanced-geometry svg:viewBox="0 0 21600 21600" draw:type="rectangle" draw:enhanced-path="M 0 0 L 21600 0 21600 21600 0 21600 0 0 Z N"/>
        </draw:custom-shape>
        <draw:measure draw:style-name="gr10" draw:text-style-name="P11" draw:layer="measurelines" svg:x1="2.7cm" svg:y1="7.4cm" svg:x2="13.9cm" svg:y2="7.3cm">
          <text:p text:style-name="P11"><text:span text:style-name="T5">128 <text:s/>horas <text:s/>= 8 UC</text:span></text:p>
        </draw:measure>
        <draw:measure draw:style-name="gr11" draw:text-style-name="P11" draw:layer="layout" svg:x1="2.7cm" svg:y1="7.2cm" svg:x2="19.5cm" svg:y2="7.3cm">
          <text:p text:style-name="P11"><text:span text:style-name="T5">192 horas = 12 UC</text:span></text:p>
        </draw:measure>
        <draw:custom-shape draw:style-name="gr3" draw:text-style-name="P4" draw:layer="layout" svg:width="5.6cm" svg:height="2.2cm" svg:x="2.806cm" svg:y="12.7cm">
          <text:p text:style-name="P3"><text:span text:style-name="T1">Lógica y Matemáticas para Computac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2.2cm" svg:x="2.8cm" svg:y="14.9cm">
          <text:p text:style-name="P3"><text:span text:style-name="T1">Análisis y Diseño de Algoritm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2.2cm" svg:x="8.406cm" svg:y="12.7cm">
          <text:p text:style-name="P3"><text:span text:style-name="T2">Teoría de la Computación y Lenguajes Formales</text:span></text:p>
          <draw:enhanced-geometry svg:viewBox="0 0 21600 21600" draw:type="rectangle" draw:enhanced-path="M 0 0 L 21600 0 21600 21600 0 21600 0 0 Z N"/>
        </draw:custom-shape>
        <draw:measure draw:style-name="gr10" draw:text-style-name="P11" draw:layer="layout" svg:x1="2.806cm" svg:y1="12.8cm" svg:x2="14.006cm" svg:y2="12.7cm">
          <text:p text:style-name="P11"><text:span text:style-name="T5">128 <text:s/>horas <text:s/>= 8 UC</text:span></text:p>
        </draw:measure>
        <draw:measure draw:style-name="gr12" draw:text-style-name="P11" draw:layer="layout" svg:x1="8.4cm" svg:y1="17.072cm" svg:x2="2.79cm" svg:y2="17.052cm">
          <text:p text:style-name="P11"><text:span text:style-name="T5">64 <text:s/>horas <text:s/>= 4 UC</text:span></text:p>
        </draw:measure>
        <draw:frame draw:style-name="gr13" draw:text-style-name="P9" draw:layer="layout" svg:width="9.6cm" svg:height="4cm" svg:x="16.2cm" svg:y="14.8cm">
          <draw:text-box>
            <text:p>Diploma Superior en Ciencias de la Computación (12 UC) como requisito para el título de Maestría en Computa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ia la Nueva Maestría en Computación (2017)</text:p>
          </draw:text-box>
        </draw:frame>
        <draw:custom-shape draw:style-name="gr14" draw:text-style-name="P12" draw:layer="layout" svg:width="5.6cm" svg:height="2.2cm" svg:x="8.3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8.3cm" svg:y="1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6cm" svg:height="2.2cm" svg:x="13.9cm" svg:y="8.9cm">
          <text:p text:style-name="P3"><text:span text:style-name="T1">Seminario de Nuevas Tecnología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6cm" svg:height="1.3cm" svg:x="8.3cm" svg:y="15.5cm">
          <text:p text:style-name="P3"><text:span text:style-name="T3">Investigación Dirigida (2 UC)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5.6cm" svg:height="7.9cm" svg:x="13.9cm" svg:y="11.1cm">
          <text:p text:style-name="P3"><text:span text:style-name="T4">Trabajo de Grado</text:span></text:p>
          <text:p text:style-name="P3"><text:span text:style-name="T4">(tesis)</text:span></text:p>
          <text:p text:style-name="P3"><text:span text:style-name="T4">10 UC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2.7cm" svg:y="13.3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6cm" svg:height="0.962cm" svg:x="4.2cm" svg:y="5.838cm">
          <draw:text-box>
            <text:p><text:span text:style-name="T6">Sem B</text:span></text:p>
          </draw:text-box>
        </draw:frame>
        <draw:frame draw:style-name="gr7" draw:text-style-name="P16" draw:layer="layout" svg:width="2.6cm" svg:height="0.962cm" svg:x="15.2cm" svg:y="5.838cm">
          <draw:text-box>
            <text:p><text:span text:style-name="T6">Sem B</text:span></text:p>
          </draw:text-box>
        </draw:frame>
        <draw:frame draw:style-name="gr7" draw:text-style-name="P16" draw:layer="layout" svg:width="2.6cm" svg:height="0.962cm" svg:x="9.6cm" svg:y="5.838cm">
          <draw:text-box>
            <text:p><text:span text:style-name="T6">Sem A</text:span></text:p>
          </draw:text-box>
        </draw:frame>
        <draw:frame draw:style-name="gr7" draw:text-style-name="P16" draw:layer="layout" svg:width="2.6cm" svg:height="0.962cm" svg:x="21.2cm" svg:y="5.8cm">
          <draw:text-box>
            <text:p><text:span text:style-name="T6">Sem A</text:span></text:p>
          </draw:text-box>
        </draw:frame>
        <draw:measure draw:style-name="gr18" draw:text-style-name="P17" draw:layer="measurelines" svg:x1="5.5cm" svg:y1="15.4cm" svg:x2="2.7cm" svg:y2="15.426cm">
          <text:p text:style-name="P17"><text:span text:style-name="T5">32 h = 2 UC</text:span></text:p>
        </draw:measure>
        <draw:custom-shape draw:style-name="gr14" draw:text-style-name="P12" draw:layer="layout" svg:width="5.6cm" svg:height="2.2cm" svg:x="2.7cm" svg:y="8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2.7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8.3cm" svg:y="8.9cm">
          <text:p/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5.5cm" svg:y1="8.9cm" svg:x2="5.5cm" svg:y2="11.1cm">
          <text:p/>
        </draw:line>
        <draw:line draw:style-name="gr19" draw:text-style-name="P10" draw:layer="layout" svg:x1="5.5cm" svg:y1="11.1cm" svg:x2="5.5cm" svg:y2="13.3cm">
          <text:p/>
        </draw:line>
        <draw:line draw:style-name="gr19" draw:text-style-name="P10" draw:layer="layout" svg:x1="5.5cm" svg:y1="13.3cm" svg:x2="5.5cm" svg:y2="15.5cm">
          <text:p/>
        </draw:line>
        <draw:line draw:style-name="gr19" draw:text-style-name="P10" draw:layer="layout" svg:x1="11cm" svg:y1="8.9cm" svg:x2="11cm" svg:y2="11.1cm">
          <text:p/>
        </draw:line>
        <draw:line draw:style-name="gr19" draw:text-style-name="P10" draw:layer="layout" svg:x1="11cm" svg:y1="11.1cm" svg:x2="11cm" svg:y2="13.3cm">
          <text:p/>
        </draw:line>
        <draw:line draw:style-name="gr19" draw:text-style-name="P10" draw:layer="layout" svg:x1="11cm" svg:y1="13.3cm" svg:x2="11cm" svg:y2="15.5cm">
          <text:p/>
        </draw:line>
        <draw:frame draw:style-name="gr7" draw:text-style-name="P16" draw:layer="layout" svg:width="1.4cm" svg:height="0.962cm" svg:x="3.6cm" svg:y="7.4cm">
          <draw:text-box>
            <text:p><text:span text:style-name="T6">B1</text:span></text:p>
          </draw:text-box>
        </draw:frame>
        <draw:frame draw:style-name="gr7" draw:text-style-name="P16" draw:layer="layout" svg:width="1.4cm" svg:height="0.962cm" svg:x="6.2cm" svg:y="7.338cm">
          <draw:text-box>
            <text:p><text:span text:style-name="T6">B2</text:span></text:p>
          </draw:text-box>
        </draw:frame>
        <draw:frame draw:style-name="gr7" draw:text-style-name="P16" draw:layer="layout" svg:width="1.4cm" svg:height="0.962cm" svg:x="9cm" svg:y="7.438cm">
          <draw:text-box>
            <text:p><text:span text:style-name="T6">A1</text:span></text:p>
          </draw:text-box>
        </draw:frame>
        <draw:frame draw:style-name="gr7" draw:text-style-name="P16" draw:layer="layout" svg:width="1.4cm" svg:height="0.962cm" svg:x="11.6cm" svg:y="7.4cm">
          <draw:text-box>
            <text:p><text:span text:style-name="T6">A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ia la Nueva Especialización en Computación (2017)</text:p>
          </draw:text-box>
        </draw:frame>
        <draw:custom-shape draw:style-name="gr14" draw:text-style-name="P12" draw:layer="layout" svg:width="5.6cm" svg:height="2.2cm" svg:x="8.3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8.3cm" svg:y="1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6cm" svg:height="2.2cm" svg:x="13.9cm" svg:y="8.9cm">
          <text:p text:style-name="P3"><text:span text:style-name="T3">Trabajo Especial de Grado (4 UC)</text:span></text:p>
          <text:p text:style-name="P3"><text:span text:style-name="T3">(Mini Proyecto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2.7cm" svg:y="13.3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6cm" svg:height="0.962cm" svg:x="4.2cm" svg:y="5.838cm">
          <draw:text-box>
            <text:p><text:span text:style-name="T6">Sem B</text:span></text:p>
          </draw:text-box>
        </draw:frame>
        <draw:frame draw:style-name="gr7" draw:text-style-name="P16" draw:layer="layout" svg:width="2.6cm" svg:height="0.962cm" svg:x="15.2cm" svg:y="5.838cm">
          <draw:text-box>
            <text:p><text:span text:style-name="T6">Sem B</text:span></text:p>
          </draw:text-box>
        </draw:frame>
        <draw:frame draw:style-name="gr7" draw:text-style-name="P16" draw:layer="layout" svg:width="2.6cm" svg:height="0.962cm" svg:x="9.6cm" svg:y="5.838cm">
          <draw:text-box>
            <text:p><text:span text:style-name="T6">Sem A</text:span></text:p>
          </draw:text-box>
        </draw:frame>
        <draw:frame draw:style-name="gr7" draw:text-style-name="P16" draw:layer="layout" svg:width="2.6cm" svg:height="0.962cm" svg:x="21.2cm" svg:y="5.8cm">
          <draw:text-box>
            <text:p><text:span text:style-name="T6">Sem A</text:span></text:p>
          </draw:text-box>
        </draw:frame>
        <draw:measure draw:style-name="gr18" draw:text-style-name="P17" draw:layer="measurelines" svg:x1="5.5cm" svg:y1="15.4cm" svg:x2="2.7cm" svg:y2="15.426cm">
          <text:p text:style-name="P17"><text:span text:style-name="T5">32 h = 2 UC</text:span></text:p>
        </draw:measure>
        <draw:custom-shape draw:style-name="gr14" draw:text-style-name="P12" draw:layer="layout" svg:width="5.6cm" svg:height="2.2cm" svg:x="2.7cm" svg:y="8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2.7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6cm" svg:height="2.2cm" svg:x="8.3cm" svg:y="8.9cm">
          <text:p/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5.5cm" svg:y1="8.9cm" svg:x2="5.5cm" svg:y2="11.1cm">
          <text:p/>
        </draw:line>
        <draw:line draw:style-name="gr19" draw:text-style-name="P10" draw:layer="layout" svg:x1="5.5cm" svg:y1="11.1cm" svg:x2="5.5cm" svg:y2="13.3cm">
          <text:p/>
        </draw:line>
        <draw:line draw:style-name="gr19" draw:text-style-name="P10" draw:layer="layout" svg:x1="5.5cm" svg:y1="13.3cm" svg:x2="5.5cm" svg:y2="15.5cm">
          <text:p/>
        </draw:line>
        <draw:line draw:style-name="gr19" draw:text-style-name="P10" draw:layer="layout" svg:x1="11cm" svg:y1="8.9cm" svg:x2="11cm" svg:y2="11.1cm">
          <text:p/>
        </draw:line>
        <draw:line draw:style-name="gr19" draw:text-style-name="P10" draw:layer="layout" svg:x1="11cm" svg:y1="11.1cm" svg:x2="11cm" svg:y2="13.3cm">
          <text:p/>
        </draw:line>
        <draw:line draw:style-name="gr19" draw:text-style-name="P10" draw:layer="layout" svg:x1="11cm" svg:y1="13.3cm" svg:x2="11cm" svg:y2="15.5cm">
          <text:p/>
        </draw:line>
        <draw:frame draw:style-name="gr7" draw:text-style-name="P16" draw:layer="layout" svg:width="1.4cm" svg:height="0.962cm" svg:x="3.6cm" svg:y="7.4cm">
          <draw:text-box>
            <text:p><text:span text:style-name="T6">B1</text:span></text:p>
          </draw:text-box>
        </draw:frame>
        <draw:frame draw:style-name="gr7" draw:text-style-name="P16" draw:layer="layout" svg:width="1.4cm" svg:height="0.962cm" svg:x="6.2cm" svg:y="7.338cm">
          <draw:text-box>
            <text:p><text:span text:style-name="T6">B2</text:span></text:p>
          </draw:text-box>
        </draw:frame>
        <draw:frame draw:style-name="gr7" draw:text-style-name="P16" draw:layer="layout" svg:width="1.4cm" svg:height="0.962cm" svg:x="9cm" svg:y="7.438cm">
          <draw:text-box>
            <text:p><text:span text:style-name="T6">A1</text:span></text:p>
          </draw:text-box>
        </draw:frame>
        <draw:frame draw:style-name="gr7" draw:text-style-name="P16" draw:layer="layout" svg:width="1.4cm" svg:height="0.962cm" svg:x="11.6cm" svg:y="7.4cm">
          <draw:text-box>
            <text:p><text:span text:style-name="T6">A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ategia de Transición 1</text:p>
          </draw:text-box>
        </draw:frame>
        <draw:custom-shape draw:style-name="gr3" draw:text-style-name="P4" draw:layer="layout" svg:width="5.6cm" svg:height="2.2cm" svg:x="2.806cm" svg:y="12.1cm">
          <text:p text:style-name="P3"><text:span text:style-name="T1">Lógica y Matemáticas para Computac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2.2cm" svg:x="2.8cm" svg:y="14.3cm">
          <text:p text:style-name="P3"><text:span text:style-name="T1">Análisis y Diseño de Algoritm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2.2cm" svg:x="8.406cm" svg:y="12.1cm">
          <text:p text:style-name="P3"><text:span text:style-name="T2">Teoría de la Computación y Lenguajes Formales</text:span></text:p>
          <draw:enhanced-geometry svg:viewBox="0 0 21600 21600" draw:type="rectangle" draw:enhanced-path="M 0 0 L 21600 0 21600 21600 0 21600 0 0 Z N"/>
        </draw:custom-shape>
        <draw:measure draw:style-name="gr10" draw:text-style-name="P17" draw:layer="layout" svg:x1="2.806cm" svg:y1="12.2cm" svg:x2="14.006cm" svg:y2="12.1cm">
          <text:p text:style-name="P17"><text:span text:style-name="T5">128 <text:s/>horas <text:s/>= 8 UC</text:span></text:p>
        </draw:measure>
        <draw:measure draw:style-name="gr12" draw:text-style-name="P17" draw:layer="layout" svg:x1="8.4cm" svg:y1="16.472cm" svg:x2="2.79cm" svg:y2="16.452cm">
          <text:p text:style-name="P17"><text:span text:style-name="T5">64 <text:s/>horas <text:s/>= 4 UC</text:span></text:p>
        </draw:measure>
        <draw:frame draw:style-name="gr20" draw:text-style-name="P16" draw:layer="layout" svg:width="9.6cm" svg:height="5.228cm" svg:x="15.6cm" svg:y="12.372cm">
          <draw:text-box>
            <text:p><text:span text:style-name="T6">Cada curso de 64h puede ser dividido en 2 cursos de 32h para permitir una planificación más ágil y flexible, tanto presencial como semi-presencial e interactivo a distancia. <text:s/></text:span></text:p>
          </draw:text-box>
        </draw:frame>
        <draw:frame draw:style-name="gr21" draw:text-style-name="P9" draw:layer="layout" svg:width="19.8cm" svg:height="5.939cm" svg:x="4.377cm" svg:y="4.521cm">
          <draw:text-box>
            <text:p text:style-name="P19">Los contenidos de los cursos de Lógica y Matemáticas para Computación, Teoría de la Computación y Lenguajes Formales y Análisis y Diseño de Algoritmos se reunen en el <text:span text:style-name="T7">diploma superior en Ciencias de la Computación</text:span> y siguen siendo requisito esencial para obtener los títulos de Maestría y Especialización en Computación. </text:p>
            <text:p text:style-name="P19">Este diplomado acumula <text:span text:style-name="T7">192 horas</text:span> de atención equivalente a 12 UC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ategia de Transición 2</text:p>
          </draw:text-box>
        </draw:frame>
        <draw:custom-shape draw:style-name="gr3" draw:text-style-name="P4" draw:layer="layout" svg:width="5.6cm" svg:height="2.2cm" svg:x="2.806cm" svg:y="13.6cm">
          <text:p text:style-name="P3"><text:span text:style-name="T1">Análisis y Diseño de Algoritm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2.2cm" svg:x="8.406cm" svg:y="13.6cm">
          <text:p text:style-name="P3"><text:span text:style-name="T2">Ingeniería del Software Orientado a Objetos</text:span></text:p>
          <draw:enhanced-geometry svg:viewBox="0 0 21600 21600" draw:type="rectangle" draw:enhanced-path="M 0 0 L 21600 0 21600 21600 0 21600 0 0 Z N"/>
        </draw:custom-shape>
        <draw:measure draw:style-name="gr10" draw:text-style-name="P17" draw:layer="layout" svg:x1="2.806cm" svg:y1="13.7cm" svg:x2="14.006cm" svg:y2="13.6cm">
          <text:p text:style-name="P17"><text:span text:style-name="T5">128 <text:s/>horas <text:s/>= 8 UC</text:span></text:p>
        </draw:measure>
        <draw:frame draw:style-name="gr20" draw:text-style-name="P16" draw:layer="layout" svg:width="9.6cm" svg:height="5.228cm" svg:x="15.6cm" svg:y="12.372cm">
          <draw:text-box>
            <text:p><text:span text:style-name="T6">Cada curso de 64h puede ser dividido en 2 cursos de 32h para permitir una planificación más ágil y flexible, tanto presencial como semi-presencial e interactivo a distancia. <text:s/></text:span></text:p>
          </draw:text-box>
        </draw:frame>
        <draw:frame draw:style-name="gr22" draw:text-style-name="P9" draw:layer="layout" svg:width="19.8cm" svg:height="4.517cm" svg:x="3.877cm" svg:y="5.221cm">
          <draw:text-box>
            <text:p text:style-name="P19">Los contenidos de los cursos de Análisis y Diseño de Algoritmos e Ingeniería del Software Orientado a Objetos se reunen en el <text:span text:style-name="T7">diploma superior en Ingeniería del Software</text:span> y siguen siendo requisito esencial para obtener el título de Especialización en Computación. </text:p>
            <text:p text:style-name="P19">Este diplomado acumula <text:span text:style-name="T7">128 horas</text:span> de atención equivalente a 8 UC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ategia de Transición 2</text:p>
          </draw:text-box>
        </draw:frame>
        <draw:custom-shape draw:style-name="gr3" draw:text-style-name="P4" draw:layer="layout" svg:width="5.6cm" svg:height="2.2cm" svg:x="2.806cm" svg:y="13.6cm">
          <text:p text:style-name="P3"><text:span text:style-name="T1">Análisis y Diseño de Algoritm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cm" svg:height="2.2cm" svg:x="8.406cm" svg:y="13.6cm">
          <text:p text:style-name="P3"><text:span text:style-name="T3">Ingenieria de Datos e Información</text:span></text:p>
          <draw:enhanced-geometry svg:viewBox="0 0 21600 21600" draw:type="rectangle" draw:enhanced-path="M 0 0 L 21600 0 21600 21600 0 21600 0 0 Z N"/>
        </draw:custom-shape>
        <draw:measure draw:style-name="gr10" draw:text-style-name="P17" draw:layer="layout" svg:x1="2.806cm" svg:y1="13.7cm" svg:x2="14.006cm" svg:y2="13.6cm">
          <text:p text:style-name="P17"><text:span text:style-name="T5">128 <text:s/>horas <text:s/>= 8 UC</text:span></text:p>
        </draw:measure>
        <draw:frame draw:style-name="gr20" draw:text-style-name="P16" draw:layer="layout" svg:width="9.6cm" svg:height="5.228cm" svg:x="15.6cm" svg:y="12.372cm">
          <draw:text-box>
            <text:p><text:span text:style-name="T6">Cada curso de 64h puede ser dividido en 2 cursos de 32h para permitir una planificación más ágil y flexible, tanto presencial como semi-presencial e interactivo a distancia. <text:s/></text:span></text:p>
          </draw:text-box>
        </draw:frame>
        <draw:frame draw:style-name="gr22" draw:text-style-name="P9" draw:layer="layout" svg:width="19.8cm" svg:height="4.517cm" svg:x="3.877cm" svg:y="5.221cm">
          <draw:text-box>
            <text:p text:style-name="P19">Los contenidos de los cursos de Análisis y Diseño de Algoritmos e Ingeniería de Datos e Información se reunen en el <text:span text:style-name="T7">diploma superior en Algorítmica y Grandes Datos</text:span> y siguen siendo requisito esencial para obtener el título de Especialización en Computación. </text:p>
            <text:p text:style-name="P19">Este diplomado acumula <text:span text:style-name="T7">128 horas</text:span> de atención equivalente a 8 UC 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ategia de Transición 3</text:p>
          </draw:text-box>
        </draw:frame>
        <draw:custom-shape draw:style-name="gr23" draw:text-style-name="P4" draw:layer="layout" svg:width="2.794cm" svg:height="2.2cm" svg:x="10.706cm" svg:y="12.3cm">
          <text:p text:style-name="P3"><text:span text:style-name="T1">Lógica</text:span></text:p>
          <text:p text:style-name="P3"><text:span text:style-name="T1">Computacional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8cm" svg:height="2.2cm" svg:x="13.5cm" svg:y="12.3cm">
          <text:p text:style-name="P3"><text:span text:style-name="T3">Introduccion</text:span></text:p>
          <text:p text:style-name="P3"><text:span text:style-name="T3">A Simulación</text:span></text:p>
          <draw:enhanced-geometry svg:viewBox="0 0 21600 21600" draw:type="rectangle" draw:enhanced-path="M 0 0 L 21600 0 21600 21600 0 21600 0 0 Z N"/>
        </draw:custom-shape>
        <draw:measure draw:style-name="gr10" draw:text-style-name="P17" draw:layer="layout" svg:x1="10.695cm" svg:y1="12.226cm" svg:x2="16.29cm" svg:y2="12.274cm">
          <text:p text:style-name="P17"><text:span text:style-name="T5">196 <text:s/>horas <text:s/>= 12 UC</text:span></text:p>
        </draw:measure>
        <draw:frame draw:style-name="gr25" draw:text-style-name="P9" draw:layer="layout" svg:width="19.8cm" svg:height="6.65cm" svg:x="3.877cm" svg:y="4.321cm">
          <draw:text-box>
            <text:p text:style-name="P19">Los nuevos cursos cortos (32 h, 2UC) de Diseño Algorítmico, Lógica Computacional, Estadística Computacional, Introducción a la Simulación y Tópicos Especiales se reunen en el <text:span text:style-name="T7">diploma superior en Modelado y Simulación</text:span> y son requisito esencial para obtener los títulos de Maestría y Especialización en Modelado y Simulación, pero pueden ser cursados también en los programas de Maestría y Especialización en Computación. </text:p>
            <text:p text:style-name="P19">Este diplomado acumula <text:span text:style-name="T7">192 horas</text:span> de atención equivalente a 12 UC </text:p>
          </draw:text-box>
        </draw:frame>
        <draw:custom-shape draw:style-name="gr3" draw:text-style-name="P7" draw:layer="layout" svg:width="5.6cm" svg:height="2.2cm" svg:x="10.7cm" svg:y="16.7cm">
          <text:p text:style-name="P3"><text:span text:style-name="T3">Tópicos Especia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794cm" svg:height="2.2cm" svg:x="10.685cm" svg:y="14.5cm">
          <text:p text:style-name="P3"><text:span text:style-name="T1">Diseño</text:span></text:p>
          <text:p text:style-name="P3"><text:span text:style-name="T1">Algoritmico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794cm" svg:height="2.2cm" svg:x="13.485cm" svg:y="14.5cm">
          <text:p text:style-name="P3"><text:span text:style-name="T1">Estadística</text:span></text:p>
          <text:p text:style-name="P3"><text:span text:style-name="T1">Computacion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09:08:13.224319924</meta:creation-date>
    <dc:date>2017-03-10T12:02:29.329500035</dc:date>
    <meta:editing-duration>PT2H32M37S</meta:editing-duration>
    <meta:editing-cycles>32</meta:editing-cycles>
    <meta:generator>LibreOffice/5.0.6.2$Linux_X86_64 LibreOffice_project/00m0$Build-2</meta:generator>
    <meta:document-statistic meta:object-count="148"/>
  </office:meta>
</office:document-meta>
</file>